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2154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3984in"/>
    </style:style>
    <style:style style:name="co10" style:family="table-column">
      <style:table-column-properties fo:break-before="auto" style:column-width="1.1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dd7e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09" table:default-cell-style-name="Default"/>
        <table:table-row table:style-name="ro1">
          <table:table-cell table:style-name="ce59" office:value-type="string" calcext:value-type="string">
            <text:p>объект исследования</text:p>
          </table:table-cell>
          <table:table-cell table:style-name="ce59" office:value-type="string" calcext:value-type="string">
            <text:p>внешняя характеристика</text:p>
          </table:table-cell>
          <table:table-cell table:style-name="ce59" office:value-type="string" calcext:value-type="string">
            <text:p>диаметр, мм</text:p>
          </table:table-cell>
          <table:table-cell table:style-name="ce59" office:value-type="string" calcext:value-type="string">
            <text:p>материал</text:p>
          </table:table-cell>
          <table:table-cell table:number-columns-repeated="3"/>
          <table:table-cell table:style-name="ce82" office:value-type="string" calcext:value-type="string">
            <text:p>любопытные заметки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нить №1</text:p>
          </table:table-cell>
          <table:table-cell table:style-name="ce60" office:value-type="string" calcext:value-type="string">
            <text:p>белая (б)</text:p>
          </table:table-cell>
          <table:table-cell table:style-name="ce60" office:value-type="float" office:value="0.6" calcext:value-type="float">
            <text:p>0.6</text:p>
          </table:table-cell>
          <table:table-cell table:style-name="ce60" office:value-type="string" calcext:value-type="string">
            <text:p>лавсан</text:p>
          </table:table-cell>
          <table:table-cell table:number-columns-repeated="3"/>
          <table:table-cell table:style-name="ce68" office:value-type="string" calcext:value-type="string">
            <text:p>длина нити до катушки не влияет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нить №2</text:p>
          </table:table-cell>
          <table:table-cell table:style-name="ce60" office:value-type="string" calcext:value-type="string">
            <text:p>черная (ч)</text:p>
          </table:table-cell>
          <table:table-cell table:style-name="ce60" office:value-type="float" office:value="0.7" calcext:value-type="float">
            <text:p>0.7</text:p>
          </table:table-cell>
          <table:table-cell table:style-name="ce60" office:value-type="string" calcext:value-type="string">
            <text:p>лавсан</text:p>
          </table:table-cell>
          <table:table-cell table:number-columns-repeated="3"/>
          <table:table-cell table:style-name="ce61" office:value-type="string" calcext:value-type="string">
            <text:p>у (ч) составляющие разной прочности - рвутся по очереди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типы узлов взяты из статьи ()</text:p>
          </table:table-cell>
          <table:table-cell table:number-columns-repeated="6"/>
          <table:table-cell table:style-name="ce61" office:value-type="string" calcext:value-type="string">
            <text:p>? расположение узла не влияет на показания </text:p>
          </table:table-cell>
          <table:table-cell table:number-columns-repeated="1016"/>
        </table:table-row>
        <table:table-row table:style-name="ro1">
          <table:table-cell table:style-name="ce62" office:value-type="string" calcext:value-type="string">
            <text:p>типы узлов взяты из статьи <text:s/>https://lik-o-dil-es.blogspot.com/2020/09/dvojnoj-besedochnyj-uzel.html</text:p>
          </table:table-cell>
          <table:table-cell table:number-columns-repeated="4"/>
          <table:table-cell table:style-name="ce61" office:value-type="string" calcext:value-type="string">
            <text:p>1 фунт = <text:s/>... кг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1" office:value-type="float" office:value="0.453592" calcext:value-type="float">
            <text:p>0.453592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номер эксперимента</text:p>
          </table:table-cell>
          <table:table-cell table:style-name="ce70" office:value-type="string" calcext:value-type="string">
            <text:p>нить</text:p>
          </table:table-cell>
          <table:table-cell table:style-name="ce70" office:value-type="string" calcext:value-type="string">
            <text:p>количество узлов</text:p>
          </table:table-cell>
          <table:table-cell table:style-name="ce70" office:value-type="string" calcext:value-type="string">
            <text:p>разрыв</text:p>
          </table:table-cell>
          <table:table-cell table:style-name="ce70" office:value-type="string" calcext:value-type="string">
            <text:p>динамометр</text:p>
          </table:table-cell>
          <table:table-cell table:style-name="ce75" table:formula="of:=[.F20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12.43" calcext:value-type="float">
            <text:p>12.43</text:p>
          </table:table-cell>
          <table:table-cell table:style-name="ce76" table:formula="of:=[.F6]*[.E8]" office:value-type="float" office:value="5.63814856" calcext:value-type="float">
            <text:p>5.63814856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8" office:value-type="string" calcext:value-type="string">
            <text:p>- рвется у крючка</text:p>
          </table:table-cell>
          <table:table-cell table:style-name="ce61" office:value-type="float" office:value="23.9" calcext:value-type="float">
            <text:p>23.9</text:p>
          </table:table-cell>
          <table:table-cell table:style-name="ce76" table:formula="of:=[.E9]*0.453592" office:value-type="float" office:value="10.8408488" calcext:value-type="float">
            <text:p>10.8408488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5" calcext:value-type="float">
            <text:p>25.5</text:p>
          </table:table-cell>
          <table:table-cell table:style-name="ce76" table:formula="of:=[.$F6]*[.E10]" office:value-type="float" office:value="11.566596" calcext:value-type="float">
            <text:p>11.566596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4" calcext:value-type="float">
            <text:p>23.4</text:p>
          </table:table-cell>
          <table:table-cell table:style-name="ce76" table:formula="of:=[.F6]*[.E11]" office:value-type="float" office:value="10.6140528" calcext:value-type="float">
            <text:p>10.6140528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2.6" calcext:value-type="float">
            <text:p>22.6</text:p>
          </table:table-cell>
          <table:table-cell table:style-name="ce76" table:formula="of:=[.$F$6]*[.E12]" office:value-type="float" office:value="10.2511792" calcext:value-type="float">
            <text:p>10.2511792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2" calcext:value-type="float">
            <text:p>25.2</text:p>
          </table:table-cell>
          <table:table-cell table:style-name="ce76" table:formula="of:=[.$F$6]*[.E13]" office:value-type="float" office:value="11.4305184" calcext:value-type="float">
            <text:p>11.4305184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8" calcext:value-type="float">
            <text:p>23.8</text:p>
          </table:table-cell>
          <table:table-cell table:style-name="ce76" table:formula="of:=[.$F$6]*[.E14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.6" calcext:value-type="float">
            <text:p>25.6</text:p>
          </table:table-cell>
          <table:table-cell table:style-name="ce76" table:formula="of:=[.$F$6]*[.E15]" office:value-type="float" office:value="11.6119552" calcext:value-type="float">
            <text:p>11.6119552</text:p>
          </table:table-cell>
          <table:table-cell table:number-columns-repeated="1018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8" calcext:value-type="float">
            <text:p>23.8</text:p>
          </table:table-cell>
          <table:table-cell table:style-name="ce76" table:formula="of:=[.$F$6]*[.E16]" office:value-type="float" office:value="10.7954896" calcext:value-type="float">
            <text:p>10.7954896</text:p>
          </table:table-cell>
          <table:table-cell table:number-columns-repeated="1018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3.7" calcext:value-type="float">
            <text:p>23.7</text:p>
          </table:table-cell>
          <table:table-cell table:style-name="ce76" table:formula="of:=[.$F$6]*[.E17]" office:value-type="float" office:value="10.7501304" calcext:value-type="float">
            <text:p>10.7501304</text:p>
          </table:table-cell>
          <table:table-cell table:number-columns-repeated="1018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3"/>
          <table:table-cell table:style-name="ce69" office:value-type="float" office:value="23.3" calcext:value-type="float">
            <text:p>23.3</text:p>
          </table:table-cell>
          <table:table-cell table:style-name="ce77" table:formula="of:=[.$F$6]*[.E18]" office:value-type="float" office:value="10.5686936" calcext:value-type="float">
            <text:p>10.5686936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1й тип узла</text:p>
          </table:table-cell>
          <table:table-cell table:style-name="ce71" table:number-columns-repeated="4"/>
          <table:table-cell table:style-name="ce74" table:formula="of:=SUM([.F9:.F18])/10" office:value-type="float" office:value="10.92249536" calcext:value-type="float">
            <text:p>10.92249536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простой рандомный узел</text:p>
          </table:table-cell>
          <table:table-cell table:style-name="ce72" table:formula="of:=[.B7]" office:value-type="string" office:string-value="нить" calcext:value-type="string">
            <text:p>нить</text:p>
          </table:table-cell>
          <table:table-cell table:style-name="ce72" table:formula="of:=[.C7]" office:value-type="string" office:string-value="количество узлов" calcext:value-type="string">
            <text:p>количество узлов</text:p>
          </table:table-cell>
          <table:table-cell table:style-name="ce72" table:formula="of:=[.D7]" office:value-type="string" office:string-value="разрыв" calcext:value-type="string">
            <text:p>разрыв</text:p>
          </table:table-cell>
          <table:table-cell table:style-name="ce72" table:formula="of:=[.E7]" office:value-type="string" office:string-value="динамометр" calcext:value-type="string">
            <text:p>динамометр</text:p>
          </table:table-cell>
          <table:table-cell table:style-name="ce78" table:formula="of:=[.F34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20.5" calcext:value-type="float">
            <text:p>20.5</text:p>
          </table:table-cell>
          <table:table-cell table:style-name="ce76" table:formula="of:=[.E21]*[.$F$6]" office:value-type="float" office:value="9.298636" calcext:value-type="float">
            <text:p>9.298636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5" calcext:value-type="float">
            <text:p>16.5</text:p>
          </table:table-cell>
          <table:table-cell table:style-name="ce76" table:formula="of:=[.E22]*[.$F$6]" office:value-type="float" office:value="7.484268" calcext:value-type="float">
            <text:p>7.484268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3" calcext:value-type="float">
            <text:p>18.3</text:p>
          </table:table-cell>
          <table:table-cell table:style-name="ce76" table:formula="of:=[.E23]*[.$F$6]" office:value-type="float" office:value="8.3007336" calcext:value-type="float">
            <text:p>8.3007336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9" calcext:value-type="float">
            <text:p>18.9</text:p>
          </table:table-cell>
          <table:table-cell table:style-name="ce76" table:formula="of:=[.E24]*[.$F$6]" office:value-type="float" office:value="8.5728888" calcext:value-type="float">
            <text:p>8.5728888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3" calcext:value-type="float">
            <text:p>17.3</text:p>
          </table:table-cell>
          <table:table-cell table:style-name="ce76" table:formula="of:=[.E25]*[.$F$6]" office:value-type="float" office:value="7.8471416" calcext:value-type="float">
            <text:p>7.8471416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6" calcext:value-type="float">
            <text:p>16.6</text:p>
          </table:table-cell>
          <table:table-cell table:style-name="ce76" table:formula="of:=[.E26]*[.$F$6]" office:value-type="float" office:value="7.5296272" calcext:value-type="float">
            <text:p>7.5296272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4.9" calcext:value-type="float">
            <text:p>14.9</text:p>
          </table:table-cell>
          <table:table-cell table:style-name="ce76" table:formula="of:=[.E27]*[.$F$6]" office:value-type="float" office:value="6.7585208" calcext:value-type="float">
            <text:p>6.7585208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3.4" calcext:value-type="float">
            <text:p>13.4</text:p>
          </table:table-cell>
          <table:table-cell table:style-name="ce76" table:formula="of:=[.E28]*[.$F$6]" office:value-type="float" office:value="6.0781328" calcext:value-type="float">
            <text:p>6.0781328</text:p>
          </table:table-cell>
          <table:table-cell table:number-columns-repeated="10"/>
          <table:table-cell table:style-name="ce86" office:value-type="string" calcext:value-type="string">
            <text:p>выбросы</text:p>
          </table:table-cell>
          <table:table-cell table:number-columns-repeated="1007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4.04" calcext:value-type="float">
            <text:p>14.04</text:p>
          </table:table-cell>
          <table:table-cell table:style-name="ce76" table:formula="of:=[.E29]*[.$F$6]" office:value-type="float" office:value="6.36843168" calcext:value-type="float">
            <text:p>6.36843168</text:p>
          </table:table-cell>
          <table:table-cell table:number-columns-repeated="1018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4" calcext:value-type="float">
            <text:p>17.4</text:p>
          </table:table-cell>
          <table:table-cell table:style-name="ce76" table:formula="of:=[.E30]*[.$F$6]" office:value-type="float" office:value="7.8925008" calcext:value-type="float">
            <text:p>7.8925008</text:p>
          </table:table-cell>
          <table:table-cell table:number-columns-repeated="1018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18"/>
        </table:table-row>
        <table:table-row table:style-name="ro1">
          <table:table-cell table:number-columns-repeated="5"/>
          <table:table-cell table:style-name="ce74" table:formula="of:=SUM([.F21:.F31])/10" office:value-type="float" office:value="7.613088128" calcext:value-type="float">
            <text:p>7.613088128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узел расположен в 20 см от фиксатора</text:p>
          </table:table-cell>
          <table:table-cell table:style-name="ce71" table:number-columns-repeated="4"/>
          <table:table-cell table:style-name="ce79"/>
          <table:table-cell table:style-name="ce62" office:value-type="string" calcext:value-type="string">
            <text:p>тип узла: двойная девятка</text:p>
          </table:table-cell>
          <table:table-cell table:number-columns-repeated="5"/>
          <table:table-cell table:style-name="ce62" office:value-type="string" calcext:value-type="string">
            <text:p>тип узла: альпийская бабочка</text:p>
          </table:table-cell>
          <table:table-cell table:number-columns-repeated="5"/>
          <table:table-cell table:style-name="ce62" office:value-type="string" calcext:value-type="string">
            <text:p>тип узла: дубовая петля</text:p>
          </table:table-cell>
          <table:table-cell table:number-columns-repeated="1005"/>
        </table:table-row>
        <table:table-row table:style-name="ro1">
          <table:table-cell table:style-name="ce67" table:formula="of:=[.A7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48]" office:value-type="string" office:string-value="нить" calcext:value-type="string">
            <text:p>нить</text:p>
          </table:table-cell>
          <table:table-cell table:style-name="ce72" table:formula="of:=[.C48]" office:value-type="string" office:string-value="количество узлов" calcext:value-type="string">
            <text:p>количество узлов</text:p>
          </table:table-cell>
          <table:table-cell table:style-name="ce72" table:formula="of:=[.D20]" office:value-type="string" office:string-value="разрыв" calcext:value-type="string">
            <text:p>разрыв</text:p>
          </table:table-cell>
          <table:table-cell table:style-name="ce72" table:formula="of:=[.E20]" office:value-type="string" office:string-value="динамометр" calcext:value-type="string">
            <text:p>динамометр</text:p>
          </table:table-cell>
          <table:table-cell table:style-name="ce78" table:formula="of:=[.F48]" office:value-type="string" office:string-value="перевод в кг" calcext:value-type="string">
            <text:p>перевод в кг</text:p>
          </table:table-cell>
          <table:table-cell table:style-name="ce67" table:formula="of:=[.A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34]" office:value-type="string" office:string-value="нить" calcext:value-type="string">
            <text:p>нить</text:p>
          </table:table-cell>
          <table:table-cell table:style-name="ce72" table:formula="of:=[.C34]" office:value-type="string" office:string-value="количество узлов" calcext:value-type="string">
            <text:p>количество узлов</text:p>
          </table:table-cell>
          <table:table-cell table:style-name="ce72" table:formula="of:=[.D34]" office:value-type="string" office:string-value="разрыв" calcext:value-type="string">
            <text:p>разрыв</text:p>
          </table:table-cell>
          <table:table-cell table:style-name="ce72" table:formula="of:=[.E34]" office:value-type="string" office:string-value="динамометр" calcext:value-type="string">
            <text:p>динамометр</text:p>
          </table:table-cell>
          <table:table-cell table:style-name="ce78" table:formula="of:=[.F34]" office:value-type="string" office:string-value="перевод в кг" calcext:value-type="string">
            <text:p>перевод в кг</text:p>
          </table:table-cell>
          <table:table-cell table:style-name="ce67" table:formula="of:=[.G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34]" office:value-type="string" office:string-value="нить" calcext:value-type="string">
            <text:p>нить</text:p>
          </table:table-cell>
          <table:table-cell table:style-name="ce72" table:formula="of:=[.I34]" office:value-type="string" office:string-value="количество узлов" calcext:value-type="string">
            <text:p>количество узлов</text:p>
          </table:table-cell>
          <table:table-cell table:style-name="ce72" table:formula="of:=[.J34]" office:value-type="string" office:string-value="разрыв" calcext:value-type="string">
            <text:p>разрыв</text:p>
          </table:table-cell>
          <table:table-cell table:style-name="ce72" table:formula="of:=[.K34]" office:value-type="string" office:string-value="динамометр" calcext:value-type="string">
            <text:p>динамометр</text:p>
          </table:table-cell>
          <table:table-cell table:style-name="ce78" table:formula="of:=[.L34]" office:value-type="string" office:string-value="перевод в кг" calcext:value-type="string">
            <text:p>перевод в кг</text:p>
          </table:table-cell>
          <table:table-cell table:style-name="ce67" table:formula="of:=[.M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N34]" office:value-type="string" office:string-value="нить" calcext:value-type="string">
            <text:p>нить</text:p>
          </table:table-cell>
          <table:table-cell table:style-name="ce72" table:formula="of:=[.O34]" office:value-type="string" office:string-value="количество узлов" calcext:value-type="string">
            <text:p>количество узлов</text:p>
          </table:table-cell>
          <table:table-cell table:style-name="ce72" table:formula="of:=[.P34]" office:value-type="string" office:string-value="разрыв" calcext:value-type="string">
            <text:p>разрыв</text:p>
          </table:table-cell>
          <table:table-cell table:style-name="ce72" table:formula="of:=[.Q34]" office:value-type="string" office:string-value="динамометр" calcext:value-type="string">
            <text:p>динамометр</text:p>
          </table:table-cell>
          <table:table-cell table:style-name="ce78" table:formula="of:=[.R34]" office:value-type="string" office:string-value="перевод в кг" calcext:value-type="string">
            <text:p>перевод в кг</text:p>
          </table:table-cell>
          <table:table-cell table:number-columns-repeated="1000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9" calcext:value-type="float">
            <text:p>18.9</text:p>
          </table:table-cell>
          <table:table-cell table:style-name="ce76" table:formula="of:=[.E35]*[.$F$6]" office:value-type="float" office:value="8.5728888" calcext:value-type="float">
            <text:p>8.5728888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22" calcext:value-type="float">
            <text:p>8.22</text:p>
          </table:table-cell>
          <table:table-cell table:style-name="ce76" table:formula="of:=[.K35]*[.$F$6]" office:value-type="float" office:value="3.72852624" calcext:value-type="float">
            <text:p>3.7285262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6.2" calcext:value-type="float">
            <text:p>6.2</text:p>
          </table:table-cell>
          <table:table-cell table:style-name="ce76" table:formula="of:=[.Q35]*[.$F$6]" office:value-type="float" office:value="2.8122704" calcext:value-type="float">
            <text:p>2.812270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74" table:formula="of:=[.P35]" office:value-type="string" office:string-value="у узла" calcext:value-type="string">
            <text:p>у узла</text:p>
          </table:table-cell>
          <table:table-cell table:style-name="ce61" office:value-type="float" office:value="8.5" calcext:value-type="float">
            <text:p>8.5</text:p>
          </table:table-cell>
          <table:table-cell table:style-name="ce76" table:formula="of:=[.W35]*[.$F$6]" office:value-type="float" office:value="3.855532" calcext:value-type="float">
            <text:p>3.855532</text:p>
          </table:table-cell>
          <table:table-cell table:number-columns-repeated="1000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85" calcext:value-type="float">
            <text:p>18.85</text:p>
          </table:table-cell>
          <table:table-cell table:style-name="ce76" table:formula="of:=[.E36]*[.$F$6]" office:value-type="float" office:value="8.5502092" calcext:value-type="float">
            <text:p>8.550209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0.75" calcext:value-type="float">
            <text:p>10.75</text:p>
          </table:table-cell>
          <table:table-cell table:style-name="ce76" table:formula="of:=[.K36]*[.$F$6]" office:value-type="float" office:value="4.876114" calcext:value-type="float">
            <text:p>4.876114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86" office:value-type="float" office:value="9.1" calcext:value-type="float">
            <text:p>9.1</text:p>
          </table:table-cell>
          <table:table-cell table:style-name="ce87" table:formula="of:=[.Q36]*[.$F$6]" office:value-type="float" office:value="4.1276872" calcext:value-type="float">
            <text:p>4.127687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" calcext:value-type="float">
            <text:p>7</text:p>
          </table:table-cell>
          <table:table-cell table:style-name="ce76" table:formula="of:=[.W36]*[.$F$6]" office:value-type="float" office:value="3.175144" calcext:value-type="float">
            <text:p>3.175144</text:p>
          </table:table-cell>
          <table:table-cell table:number-columns-repeated="1000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2.3" calcext:value-type="float">
            <text:p>12.3</text:p>
          </table:table-cell>
          <table:table-cell table:style-name="ce76" table:formula="of:=[.E37]*[.$F$6]" office:value-type="float" office:value="5.5791816" calcext:value-type="float">
            <text:p>5.57918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8" calcext:value-type="float">
            <text:p>8.88</text:p>
          </table:table-cell>
          <table:table-cell table:style-name="ce76" table:formula="of:=[.K37]*[.$F$6]" office:value-type="float" office:value="4.02789696" calcext:value-type="float">
            <text:p>4.0278969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59" calcext:value-type="float">
            <text:p>6.59</text:p>
          </table:table-cell>
          <table:table-cell table:style-name="ce76" table:formula="of:=[.Q37]*[.$F$6]" office:value-type="float" office:value="2.98917128" calcext:value-type="float">
            <text:p>2.98917128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86" office:value-type="float" office:value="9.02" calcext:value-type="float">
            <text:p>9.02</text:p>
          </table:table-cell>
          <table:table-cell table:style-name="ce87" table:formula="of:=[.W37]*[.$F$6]" office:value-type="float" office:value="4.09139984" calcext:value-type="float">
            <text:p>4.09139984</text:p>
          </table:table-cell>
          <table:table-cell table:number-columns-repeated="1000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3" calcext:value-type="float">
            <text:p>15.3</text:p>
          </table:table-cell>
          <table:table-cell table:style-name="ce76" table:formula="of:=[.E38]*[.$F$6]" office:value-type="float" office:value="6.9399576" calcext:value-type="float">
            <text:p>6.9399576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9.97" calcext:value-type="float">
            <text:p>9.97</text:p>
          </table:table-cell>
          <table:table-cell table:style-name="ce76" table:formula="of:=[.K38]*[.$F$6]" office:value-type="float" office:value="4.52231224" calcext:value-type="float">
            <text:p>4.5223122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42" calcext:value-type="float">
            <text:p>6.42</text:p>
          </table:table-cell>
          <table:table-cell table:style-name="ce76" table:formula="of:=[.Q38]*[.$F$6]" office:value-type="float" office:value="2.91206064" calcext:value-type="float">
            <text:p>2.91206064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W38]*[.$F$6]" office:value-type="float" office:value="3.40194" calcext:value-type="float">
            <text:p>3.40194</text:p>
          </table:table-cell>
          <table:table-cell table:number-columns-repeated="1000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1" calcext:value-type="float">
            <text:p>17.1</text:p>
          </table:table-cell>
          <table:table-cell table:style-name="ce76" table:formula="of:=[.E39]*[.$F$6]" office:value-type="float" office:value="7.7564232" calcext:value-type="float">
            <text:p>7.7564232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0.27" calcext:value-type="float">
            <text:p>10.27</text:p>
          </table:table-cell>
          <table:table-cell table:style-name="ce76" table:formula="of:=[.K39]*[.$F$6]" office:value-type="float" office:value="4.65838984" calcext:value-type="float">
            <text:p>4.6583898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Q39]*[.$F$6]" office:value-type="float" office:value="3.40194" calcext:value-type="float">
            <text:p>3.4019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5" calcext:value-type="float">
            <text:p>7.5</text:p>
          </table:table-cell>
          <table:table-cell table:style-name="ce76" table:formula="of:=[.W39]*[.$F$6]" office:value-type="float" office:value="3.40194" calcext:value-type="float">
            <text:p>3.40194</text:p>
          </table:table-cell>
          <table:table-cell table:number-columns-repeated="1000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6.3" calcext:value-type="float">
            <text:p>6.3</text:p>
          </table:table-cell>
          <table:table-cell table:style-name="ce76" table:formula="of:=[.Q40]*[.$F$6]" office:value-type="float" office:value="2.8576296" calcext:value-type="float">
            <text:p>2.8576296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8" calcext:value-type="float">
            <text:p>7.8</text:p>
          </table:table-cell>
          <table:table-cell table:style-name="ce76" table:formula="of:=[.W40]*[.$F$6]" office:value-type="float" office:value="3.5380176" calcext:value-type="float">
            <text:p>3.5380176</text:p>
          </table:table-cell>
          <table:table-cell table:number-columns-repeated="1000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0"/>
        </table:table-row>
        <table:table-row table:style-name="ro1">
          <table:table-cell table:style-name="ce64" office:value-type="float" office:value="10" calcext:value-type="float">
            <text:p>1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0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18"/>
        </table:table-row>
        <table:table-row table:style-name="ro1">
          <table:table-cell table:style-name="ce66"/>
          <table:table-cell table:style-name="ce68"/>
          <table:table-cell table:style-name="ce71" table:number-columns-repeated="3"/>
          <table:table-cell table:number-columns-repeated="1019"/>
        </table:table-row>
        <table:table-row table:style-name="ro1">
          <table:table-cell table:style-name="ce68" office:value-type="string" calcext:value-type="string">
            <text:p>1й тип узла</text:p>
          </table:table-cell>
          <table:table-cell table:style-name="ce68" office:value-type="string" calcext:value-type="string">
            <text:p>узел расположен от динам. в 20 см</text:p>
          </table:table-cell>
          <table:table-cell table:number-columns-repeated="4"/>
          <table:table-cell table:style-name="ce69" office:value-type="string" calcext:value-type="string">
            <text:p>6й тип узла</text:p>
          </table:table-cell>
          <table:table-cell table:style-name="ce73" table:number-columns-repeated="5"/>
          <table:table-cell table:style-name="ce61" office:value-type="string" calcext:value-type="string">
            <text:p>9й тип узла</text:p>
          </table:table-cell>
          <table:table-cell table:number-columns-repeated="1011"/>
        </table:table-row>
        <table:table-row table:style-name="ro1">
          <table:table-cell table:style-name="ce67" table:formula="of:=[.A34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]" office:value-type="string" office:string-value="нить" calcext:value-type="string">
            <text:p>нить</text:p>
          </table:table-cell>
          <table:table-cell table:style-name="ce72" table:formula="of:=[.C7]" office:value-type="string" office:string-value="количество узлов" calcext:value-type="string">
            <text:p>количество узлов</text:p>
          </table:table-cell>
          <table:table-cell table:style-name="ce72" table:formula="of:=[.D34]" office:value-type="string" office:string-value="разрыв" calcext:value-type="string">
            <text:p>разрыв</text:p>
          </table:table-cell>
          <table:table-cell table:style-name="ce72" table:formula="of:=[.E34]" office:value-type="string" office:string-value="динамометр" calcext:value-type="string">
            <text:p>динамометр</text:p>
          </table:table-cell>
          <table:table-cell table:style-name="ce80" table:formula="of:=[.F62]" office:value-type="string" office:string-value="перевод в кг" calcext:value-type="string">
            <text:p>перевод в кг</text:p>
          </table:table-cell>
          <table:table-cell table:style-name="ce81" table:formula="of:=[.A48]" office:value-type="string" office:string-value="номер эксперимента" calcext:value-type="string">
            <text:p>номер эксперимента</text:p>
          </table:table-cell>
          <table:table-cell table:style-name="ce83" table:formula="of:=[.B48]" office:value-type="string" office:string-value="нить" calcext:value-type="string">
            <text:p>нить</text:p>
          </table:table-cell>
          <table:table-cell table:style-name="ce83" table:formula="of:=[.C48]" office:value-type="string" office:string-value="количество узлов" calcext:value-type="string">
            <text:p>количество узлов</text:p>
          </table:table-cell>
          <table:table-cell table:style-name="ce83" table:formula="of:=[.D48]" office:value-type="string" office:string-value="разрыв" calcext:value-type="string">
            <text:p>разрыв</text:p>
          </table:table-cell>
          <table:table-cell table:style-name="ce83" table:formula="of:=[.E48]" office:value-type="string" office:string-value="динамометр" calcext:value-type="string">
            <text:p>динамометр</text:p>
          </table:table-cell>
          <table:table-cell table:style-name="ce84" table:formula="of:=[.F48]" office:value-type="string" office:string-value="перевод в кг" calcext:value-type="string">
            <text:p>перевод в кг</text:p>
          </table:table-cell>
          <table:table-cell table:style-name="ce67" table:formula="of:=[.G48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48]" office:value-type="string" office:string-value="нить" calcext:value-type="string">
            <text:p>нить</text:p>
          </table:table-cell>
          <table:table-cell table:style-name="ce72" table:formula="of:=[.I48]" office:value-type="string" office:string-value="количество узлов" calcext:value-type="string">
            <text:p>количество узлов</text:p>
          </table:table-cell>
          <table:table-cell table:style-name="ce72" table:formula="of:=[.J48]" office:value-type="string" office:string-value="разрыв" calcext:value-type="string">
            <text:p>разрыв</text:p>
          </table:table-cell>
          <table:table-cell table:style-name="ce72" table:formula="of:=[.K48]" office:value-type="string" office:string-value="динамометр" calcext:value-type="string">
            <text:p>динамометр</text:p>
          </table:table-cell>
          <table:table-cell table:style-name="ce78" table:formula="of:=[.L48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number-columns-repeated="3"/>
          <table:table-cell table:style-name="ce61" office:value-type="float" office:value="20.05" calcext:value-type="float">
            <text:p>20.05</text:p>
          </table:table-cell>
          <table:table-cell table:style-name="ce76" table:formula="of:=[.E49]*[.$F$6]" office:value-type="float" office:value="9.0945196" calcext:value-type="float">
            <text:p>9.0945196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10.37" calcext:value-type="float">
            <text:p>10.37</text:p>
          </table:table-cell>
          <table:table-cell table:style-name="ce85" table:formula="of:=[.K49]*[.$F$6]" office:value-type="float" office:value="4.70374904" calcext:value-type="float">
            <text:p>4.70374904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74" table:formula="of:=[.J49]" office:value-type="string" office:string-value="у узла" calcext:value-type="string">
            <text:p>у узла</text:p>
          </table:table-cell>
          <table:table-cell table:style-name="ce61" office:value-type="float" office:value="17.14" calcext:value-type="float">
            <text:p>17.14</text:p>
          </table:table-cell>
          <table:table-cell table:style-name="ce76" table:formula="of:=[.Q49]*[.$F$6]" office:value-type="float" office:value="7.77456688" calcext:value-type="float">
            <text:p>7.77456688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number-columns-repeated="3"/>
          <table:table-cell table:style-name="ce61" office:value-type="float" office:value="19.08" calcext:value-type="float">
            <text:p>19.08</text:p>
          </table:table-cell>
          <table:table-cell table:style-name="ce76" table:formula="of:=[.E50]*[.$F$6]" office:value-type="float" office:value="8.65453536" calcext:value-type="float">
            <text:p>8.65453536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71" calcext:value-type="float">
            <text:p>18.71</text:p>
          </table:table-cell>
          <table:table-cell table:style-name="ce85" table:formula="of:=[.K50]*[.$F$6]" office:value-type="float" office:value="8.48670632" calcext:value-type="float">
            <text:p>8.48670632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8" calcext:value-type="float">
            <text:p>17.8</text:p>
          </table:table-cell>
          <table:table-cell table:style-name="ce76" table:formula="of:=[.Q50]*[.$F$6]" office:value-type="float" office:value="8.0739376" calcext:value-type="float">
            <text:p>8.0739376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number-columns-repeated="3"/>
          <table:table-cell table:style-name="ce61" office:value-type="float" office:value="16.73" calcext:value-type="float">
            <text:p>16.73</text:p>
          </table:table-cell>
          <table:table-cell table:style-name="ce76" table:formula="of:=[.E51]*[.$F$6]" office:value-type="float" office:value="7.58859416" calcext:value-type="float">
            <text:p>7.588594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48" calcext:value-type="float">
            <text:p>17.48</text:p>
          </table:table-cell>
          <table:table-cell table:style-name="ce85" table:formula="of:=[.K51]*[.$F$6]" office:value-type="float" office:value="7.92878816" calcext:value-type="float">
            <text:p>7.92878816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45" calcext:value-type="float">
            <text:p>18.45</text:p>
          </table:table-cell>
          <table:table-cell table:style-name="ce76" table:formula="of:=[.Q51]*[.$F$6]" office:value-type="float" office:value="8.3687724" calcext:value-type="float">
            <text:p>8.3687724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number-columns-repeated="4"/>
          <table:table-cell table:style-name="ce76"/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6" calcext:value-type="float">
            <text:p>17.6</text:p>
          </table:table-cell>
          <table:table-cell table:style-name="ce85" table:formula="of:=[.K52]*[.$F$6]" office:value-type="float" office:value="7.9832192" calcext:value-type="float">
            <text:p>7.9832192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7.13" calcext:value-type="float">
            <text:p>17.13</text:p>
          </table:table-cell>
          <table:table-cell table:style-name="ce76" table:formula="of:=[.Q52]*[.$F$6]" office:value-type="float" office:value="7.77003096" calcext:value-type="float">
            <text:p>7.77003096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number-columns-repeated="4"/>
          <table:table-cell table:style-name="ce76"/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.7" calcext:value-type="float">
            <text:p>16.7</text:p>
          </table:table-cell>
          <table:table-cell table:style-name="ce85" table:formula="of:=[.K53]*[.$F$6]" office:value-type="float" office:value="7.5749864" calcext:value-type="float">
            <text:p>7.5749864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6" calcext:value-type="float">
            <text:p>18.6</text:p>
          </table:table-cell>
          <table:table-cell table:style-name="ce76" table:formula="of:=[.Q53]*[.$F$6]" office:value-type="float" office:value="8.4368112" calcext:value-type="float">
            <text:p>8.4368112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number-columns-repeated="4"/>
          <table:table-cell table:style-name="ce76"/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8.32" calcext:value-type="float">
            <text:p>18.32</text:p>
          </table:table-cell>
          <table:table-cell table:style-name="ce85" table:formula="of:=[.K54]*[.$F$6]" office:value-type="float" office:value="8.30980544" calcext:value-type="float">
            <text:p>8.30980544</text:p>
          </table:table-cell>
          <table:table-cell table:style-name="ce64" office:value-type="float" office:value="6" calcext:value-type="float">
            <text:p>6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number-columns-repeated="4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number-columns-repeated="4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number-columns-repeated="4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73" table:number-columns-repeated="4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49:.F58])/3" office:value-type="float" office:value="8.44588304" calcext:value-type="float">
            <text:p>8.44588304</text:p>
          </table:table-cell>
          <table:table-cell table:number-columns-repeated="5"/>
          <table:table-cell table:style-name="ce74" table:formula="of:=SUM([.L50:.L58])/5" office:value-type="float" office:value="8.056701104" calcext:value-type="float">
            <text:p>8.056701104</text:p>
          </table:table-cell>
          <table:table-cell table:number-columns-repeated="5"/>
          <table:table-cell table:style-name="ce74" table:formula="of:=SUM([.R49:.R58])/4" office:value-type="float" office:value="10.10602976" calcext:value-type="float">
            <text:p>10.10602976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61" office:value-type="string" calcext:value-type="string">
            <text:p>ослабление(%)=</text:p>
          </table:table-cell>
          <table:table-cell table:style-name="ce74" table:formula="of:=([.F19] - [.F59])/[.F19]*100" office:value-type="float" office:value="22.6744186" calcext:value-type="float">
            <text:p>22.6744186</text:p>
          </table:table-cell>
          <table:table-cell table:number-columns-repeated="4"/>
          <table:table-cell table:style-name="ce74" table:formula="of:=[.E60]" office:value-type="string" office:string-value="ослабление(%)=" calcext:value-type="string">
            <text:p>ослабление(%)=</text:p>
          </table:table-cell>
          <table:table-cell table:style-name="ce74" table:formula="of:=([.F19] - [.L59])" office:value-type="float" office:value="2.865794256" calcext:value-type="float">
            <text:p>2.865794256</text:p>
          </table:table-cell>
          <table:table-cell table:number-columns-repeated="1012"/>
        </table:table-row>
        <table:table-row table:style-name="ro1">
          <table:table-cell/>
          <table:table-cell table:style-name="ce61"/>
          <table:table-cell table:number-columns-repeated="1022"/>
        </table:table-row>
        <table:table-row table:style-name="ro1">
          <table:table-cell table:style-name="ce67" table:formula="of:=[.A48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48]" office:value-type="string" office:string-value="нить" calcext:value-type="string">
            <text:p>нить</text:p>
          </table:table-cell>
          <table:table-cell table:style-name="ce72" table:formula="of:=[.C48]" office:value-type="string" office:string-value="количество узлов" calcext:value-type="string">
            <text:p>количество узлов</text:p>
          </table:table-cell>
          <table:table-cell table:style-name="ce72" table:formula="of:=[.D48]" office:value-type="string" office:string-value="разрыв" calcext:value-type="string">
            <text:p>разрыв</text:p>
          </table:table-cell>
          <table:table-cell table:style-name="ce72" table:formula="of:=[.E48]" office:value-type="string" office:string-value="динамометр" calcext:value-type="string">
            <text:p>динамометр</text:p>
          </table:table-cell>
          <table:table-cell table:style-name="ce78" table:formula="of:=[.F76]" office:value-type="string" office:string-value="перевод в кг" calcext:value-type="string">
            <text:p>перевод в кг</text:p>
          </table:table-cell>
          <table:table-cell table:number-columns-repeated="1018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у крючка динамометра</text:p>
          </table:table-cell>
          <table:table-cell table:style-name="ce61" office:value-type="float" office:value="22.9" calcext:value-type="float">
            <text:p>22.9</text:p>
          </table:table-cell>
          <table:table-cell table:style-name="ce76" table:formula="of:=[.E63]*[.$F$6]" office:value-type="float" office:value="10.3872568" calcext:value-type="float">
            <text:p>10.3872568</text:p>
          </table:table-cell>
          <table:table-cell table:number-columns-repeated="1018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8" calcext:value-type="float">
            <text:p>27.8</text:p>
          </table:table-cell>
          <table:table-cell table:style-name="ce76" table:formula="of:=[.E64]*[.$F$6]" office:value-type="float" office:value="12.6098576" calcext:value-type="float">
            <text:p>12.6098576</text:p>
          </table:table-cell>
          <table:table-cell table:number-columns-repeated="1018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5" calcext:value-type="float">
            <text:p>25</text:p>
          </table:table-cell>
          <table:table-cell table:style-name="ce76" table:formula="of:=[.E65]*[.$F$6]" office:value-type="float" office:value="11.3398" calcext:value-type="float">
            <text:p>11.3398</text:p>
          </table:table-cell>
          <table:table-cell table:number-columns-repeated="1018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3" calcext:value-type="float">
            <text:p>27.3</text:p>
          </table:table-cell>
          <table:table-cell table:style-name="ce76" table:formula="of:=[.E66]*[.$F$6]" office:value-type="float" office:value="12.3830616" calcext:value-type="float">
            <text:p>12.3830616</text:p>
          </table:table-cell>
          <table:table-cell table:number-columns-repeated="1018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6.6" calcext:value-type="float">
            <text:p>26.6</text:p>
          </table:table-cell>
          <table:table-cell table:style-name="ce76" table:formula="of:=[.E67]*[.$F$6]" office:value-type="float" office:value="12.0655472" calcext:value-type="float">
            <text:p>12.0655472</text:p>
          </table:table-cell>
          <table:table-cell table:number-columns-repeated="1018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.7" calcext:value-type="float">
            <text:p>27.7</text:p>
          </table:table-cell>
          <table:table-cell table:style-name="ce76" table:formula="of:=[.E68]*[.$F$6]" office:value-type="float" office:value="12.5644984" calcext:value-type="float">
            <text:p>12.5644984</text:p>
          </table:table-cell>
          <table:table-cell table:number-columns-repeated="1018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2.9" calcext:value-type="float">
            <text:p>22.9</text:p>
          </table:table-cell>
          <table:table-cell table:style-name="ce76" table:formula="of:=[.E69]*[.$F$6]" office:value-type="float" office:value="10.3872568" calcext:value-type="float">
            <text:p>10.3872568</text:p>
          </table:table-cell>
          <table:table-cell table:number-columns-repeated="1018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8.2" calcext:value-type="float">
            <text:p>28.2</text:p>
          </table:table-cell>
          <table:table-cell table:style-name="ce76" table:formula="of:=[.E70]*[.$F$6]" office:value-type="float" office:value="12.7912944" calcext:value-type="float">
            <text:p>12.7912944</text:p>
          </table:table-cell>
          <table:table-cell table:number-columns-repeated="1018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/>
          <table:table-cell table:style-name="ce61" office:value-type="float" office:value="27" calcext:value-type="float">
            <text:p>27</text:p>
          </table:table-cell>
          <table:table-cell table:style-name="ce76" table:formula="of:=[.E71]*[.$F$6]" office:value-type="float" office:value="12.246984" calcext:value-type="float">
            <text:p>12.246984</text:p>
          </table:table-cell>
          <table:table-cell table:number-columns-repeated="1018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0" calcext:value-type="float">
            <text:p>0</text:p>
          </table:table-cell>
          <table:table-cell table:style-name="ce73"/>
          <table:table-cell table:style-name="ce69" office:value-type="float" office:value="26.6" calcext:value-type="float">
            <text:p>26.6</text:p>
          </table:table-cell>
          <table:table-cell table:style-name="ce77" table:formula="of:=[.E72]*[.$F$6]" office:value-type="float" office:value="12.0655472" calcext:value-type="float">
            <text:p>12.0655472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74" table:formula="of:=SUM([.F63:.F72])/10" office:value-type="float" office:value="11.8841104" calcext:value-type="float">
            <text:p>11.884110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69" office:value-type="string" calcext:value-type="string">
            <text:p>1й тип узла</text:p>
          </table:table-cell>
          <table:table-cell table:style-name="ce73" table:number-columns-repeated="5"/>
          <table:table-cell table:style-name="ce69" office:value-type="string" calcext:value-type="string">
            <text:p>6й тип узла</text:p>
          </table:table-cell>
          <table:table-cell table:style-name="ce73" table:number-columns-repeated="5"/>
          <table:table-cell table:style-name="ce61" office:value-type="string" calcext:value-type="string">
            <text:p>9й тип узла</text:p>
          </table:table-cell>
          <table:table-cell table:number-columns-repeated="5"/>
          <table:table-cell table:style-name="ce62"/>
          <table:table-cell table:number-columns-repeated="1005"/>
        </table:table-row>
        <table:table-row table:style-name="ro1">
          <table:table-cell table:style-name="ce67" table:formula="of:=[.A62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62]" office:value-type="string" office:string-value="нить" calcext:value-type="string">
            <text:p>нить</text:p>
          </table:table-cell>
          <table:table-cell table:style-name="ce72" table:formula="of:=[.C62]" office:value-type="string" office:string-value="количество узлов" calcext:value-type="string">
            <text:p>количество узлов</text:p>
          </table:table-cell>
          <table:table-cell table:style-name="ce72" table:formula="of:=[.D62]" office:value-type="string" office:string-value="разрыв" calcext:value-type="string">
            <text:p>разрыв</text:p>
          </table:table-cell>
          <table:table-cell table:style-name="ce70" table:formula="of:=[.E62]" office:value-type="string" office:string-value="динамометр" calcext:value-type="string">
            <text:p>динамометр</text:p>
          </table:table-cell>
          <table:table-cell table:style-name="ce80" office:value-type="string" calcext:value-type="string">
            <text:p>перевод в кг</text:p>
          </table:table-cell>
          <table:table-cell table:style-name="ce67" table:formula="of:=[.A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6]" office:value-type="string" office:string-value="нить" calcext:value-type="string">
            <text:p>нить</text:p>
          </table:table-cell>
          <table:table-cell table:style-name="ce72" table:formula="of:=[.C76]" office:value-type="string" office:string-value="количество узлов" calcext:value-type="string">
            <text:p>количество узлов</text:p>
          </table:table-cell>
          <table:table-cell table:style-name="ce72" table:formula="of:=[.D76]" office:value-type="string" office:string-value="разрыв" calcext:value-type="string">
            <text:p>разрыв</text:p>
          </table:table-cell>
          <table:table-cell table:style-name="ce72" table:formula="of:=[.E76]" office:value-type="string" office:string-value="динамометр" calcext:value-type="string">
            <text:p>динамометр</text:p>
          </table:table-cell>
          <table:table-cell table:style-name="ce80" office:value-type="string" calcext:value-type="string">
            <text:p>перевод в кг</text:p>
          </table:table-cell>
          <table:table-cell table:style-name="ce67" table:formula="of:=[.G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76]" office:value-type="string" office:string-value="нить" calcext:value-type="string">
            <text:p>нить</text:p>
          </table:table-cell>
          <table:table-cell table:style-name="ce70" table:formula="of:=[.I76]" office:value-type="string" office:string-value="количество узлов" calcext:value-type="string">
            <text:p>количество узлов</text:p>
          </table:table-cell>
          <table:table-cell table:style-name="ce72" table:formula="of:=[.J76]" office:value-type="string" office:string-value="разрыв" calcext:value-type="string">
            <text:p>разрыв</text:p>
          </table:table-cell>
          <table:table-cell table:style-name="ce72" table:formula="of:=[.K76]" office:value-type="string" office:string-value="динамометр" calcext:value-type="string">
            <text:p>динамометр</text:p>
          </table:table-cell>
          <table:table-cell table:style-name="ce78" table:formula="of:=[.L76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обычный узел, 1</text:p>
          </table:table-cell>
          <table:table-cell table:style-name="ce74" table:formula="of:=[.J77]" office:value-type="string" office:string-value="у узла" calcext:value-type="string">
            <text:p>у узла</text:p>
          </table:table-cell>
          <table:table-cell table:style-name="ce61" office:value-type="float" office:value="15.2" calcext:value-type="float">
            <text:p>15.2</text:p>
          </table:table-cell>
          <table:table-cell table:style-name="ce76" table:formula="of:=[.E77]*[.$F$6]" office:value-type="float" office:value="6.8945984" calcext:value-type="float">
            <text:p>6.8945984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74" table:formula="of:=[.G75]" office:value-type="string" office:string-value="6й тип узла" calcext:value-type="string">
            <text:p>6й тип узла</text:p>
          </table:table-cell>
          <table:table-cell table:style-name="ce61" office:value-type="string" calcext:value-type="string">
            <text:p>у узла</text:p>
          </table:table-cell>
          <table:table-cell table:style-name="ce61" office:value-type="float" office:value="16.3" calcext:value-type="float">
            <text:p>16.3</text:p>
          </table:table-cell>
          <table:table-cell table:style-name="ce76" table:formula="of:=[.K77]*[.$F$6]" office:value-type="float" office:value="7.3935496" calcext:value-type="float">
            <text:p>7.3935496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1 9й тип узла</text:p>
          </table:table-cell>
          <table:table-cell table:style-name="ce74" table:formula="of:=[.J77]" office:value-type="string" office:string-value="у узла" calcext:value-type="string">
            <text:p>у узла</text:p>
          </table:table-cell>
          <table:table-cell table:style-name="ce61" office:value-type="float" office:value="17.22" calcext:value-type="float">
            <text:p>17.22</text:p>
          </table:table-cell>
          <table:table-cell table:style-name="ce76" table:formula="of:=[.Q77]*[.$F$6]" office:value-type="float" office:value="7.81085424" calcext:value-type="float">
            <text:p>7.81085424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2.5" calcext:value-type="float">
            <text:p>12.5</text:p>
          </table:table-cell>
          <table:table-cell table:style-name="ce76" table:formula="of:=[.E78]*[.$F$6]" office:value-type="float" office:value="5.6699" calcext:value-type="float">
            <text:p>5.6699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8.09" calcext:value-type="float">
            <text:p>18.09</text:p>
          </table:table-cell>
          <table:table-cell table:style-name="ce76" table:formula="of:=[.K78]*[.$F$6]" office:value-type="float" office:value="8.20547928" calcext:value-type="float">
            <text:p>8.20547928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3" calcext:value-type="float">
            <text:p>17.3</text:p>
          </table:table-cell>
          <table:table-cell table:style-name="ce76" table:formula="of:=[.Q78]*[.$F$6]" office:value-type="float" office:value="7.8471416" calcext:value-type="float">
            <text:p>7.8471416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6" calcext:value-type="float">
            <text:p>16</text:p>
          </table:table-cell>
          <table:table-cell table:style-name="ce76" table:formula="of:=[.E79]*[.$F$6]" office:value-type="float" office:value="7.257472" calcext:value-type="float">
            <text:p>7.257472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8.5" calcext:value-type="float">
            <text:p>18.5</text:p>
          </table:table-cell>
          <table:table-cell table:style-name="ce76" table:formula="of:=[.K79]*[.$F$6]" office:value-type="float" office:value="8.391452" calcext:value-type="float">
            <text:p>8.391452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12" calcext:value-type="float">
            <text:p>17.12</text:p>
          </table:table-cell>
          <table:table-cell table:style-name="ce76" table:formula="of:=[.Q79]*[.$F$6]" office:value-type="float" office:value="7.76549504" calcext:value-type="float">
            <text:p>7.76549504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4" calcext:value-type="float">
            <text:p>15.4</text:p>
          </table:table-cell>
          <table:table-cell table:style-name="ce76" table:formula="of:=[.E80]*[.$F$6]" office:value-type="float" office:value="6.9853168" calcext:value-type="float">
            <text:p>6.9853168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9.4" calcext:value-type="float">
            <text:p>19.4</text:p>
          </table:table-cell>
          <table:table-cell table:style-name="ce76" table:formula="of:=[.K80]*[.$F$6]" office:value-type="float" office:value="8.7996848" calcext:value-type="float">
            <text:p>8.7996848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9" calcext:value-type="float">
            <text:p>19</text:p>
          </table:table-cell>
          <table:table-cell table:style-name="ce76" table:formula="of:=[.Q80]*[.$F$6]" office:value-type="float" office:value="8.618248" calcext:value-type="float">
            <text:p>8.618248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15.4" calcext:value-type="float">
            <text:p>15.4</text:p>
          </table:table-cell>
          <table:table-cell table:style-name="ce76" table:formula="of:=[.E81]*[.$F$6]" office:value-type="float" office:value="6.9853168" calcext:value-type="float">
            <text:p>6.9853168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9" calcext:value-type="float">
            <text:p>17.9</text:p>
          </table:table-cell>
          <table:table-cell table:style-name="ce76" table:formula="of:=[.K81]*[.$F$6]" office:value-type="float" office:value="8.1192968" calcext:value-type="float">
            <text:p>8.1192968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17.82" calcext:value-type="float">
            <text:p>17.82</text:p>
          </table:table-cell>
          <table:table-cell table:style-name="ce76" table:formula="of:=[.Q81]*[.$F$6]" office:value-type="float" office:value="8.08300944" calcext:value-type="float">
            <text:p>8.08300944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77:.F86])/5" office:value-type="float" office:value="6.7585208" calcext:value-type="float">
            <text:p>6.7585208</text:p>
          </table:table-cell>
          <table:table-cell table:number-columns-repeated="5"/>
          <table:table-cell table:style-name="ce74" table:formula="of:=SUM([.L77:.L86])/5" office:value-type="float" office:value="8.181892496" calcext:value-type="float">
            <text:p>8.181892496</text:p>
          </table:table-cell>
          <table:table-cell table:number-columns-repeated="5"/>
          <table:table-cell table:style-name="ce74" table:formula="of:=SUM([.R77:.R86])/5" office:value-type="float" office:value="8.024949664" calcext:value-type="float">
            <text:p>8.024949664</text:p>
          </table:table-cell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2" office:value-type="string" calcext:value-type="string">
            <text:p>тип узла: двойная девятка</text:p>
          </table:table-cell>
          <table:table-cell table:number-columns-repeated="5"/>
          <table:table-cell table:style-name="ce62" office:value-type="string" calcext:value-type="string">
            <text:p>тип узла: альпийская бабочка</text:p>
          </table:table-cell>
          <table:table-cell table:number-columns-repeated="5"/>
          <table:table-cell table:style-name="ce62" office:value-type="string" calcext:value-type="string">
            <text:p>тип узла: дубовая петля</text:p>
          </table:table-cell>
          <table:table-cell table:number-columns-repeated="1011"/>
        </table:table-row>
        <table:table-row table:style-name="ro1">
          <table:table-cell table:style-name="ce67" table:formula="of:=[.A76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76]" office:value-type="string" office:string-value="нить" calcext:value-type="string">
            <text:p>нить</text:p>
          </table:table-cell>
          <table:table-cell table:style-name="ce72" table:formula="of:=[.C76]" office:value-type="string" office:string-value="количество узлов" calcext:value-type="string">
            <text:p>количество узлов</text:p>
          </table:table-cell>
          <table:table-cell table:style-name="ce72" table:formula="of:=[.D76]" office:value-type="string" office:string-value="разрыв" calcext:value-type="string">
            <text:p>разрыв</text:p>
          </table:table-cell>
          <table:table-cell table:style-name="ce72" table:formula="of:=[.E76]" office:value-type="string" office:string-value="динамометр" calcext:value-type="string">
            <text:p>динамометр</text:p>
          </table:table-cell>
          <table:table-cell table:style-name="ce78" table:formula="of:=[.F76]" office:value-type="string" office:string-value="перевод в кг" calcext:value-type="string">
            <text:p>перевод в кг</text:p>
          </table:table-cell>
          <table:table-cell table:style-name="ce67" table:formula="of:=[.A91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B91]" office:value-type="string" office:string-value="нить" calcext:value-type="string">
            <text:p>нить</text:p>
          </table:table-cell>
          <table:table-cell table:style-name="ce72" table:formula="of:=[.C91]" office:value-type="string" office:string-value="количество узлов" calcext:value-type="string">
            <text:p>количество узлов</text:p>
          </table:table-cell>
          <table:table-cell table:style-name="ce72" table:formula="of:=[.D91]" office:value-type="string" office:string-value="разрыв" calcext:value-type="string">
            <text:p>разрыв</text:p>
          </table:table-cell>
          <table:table-cell table:style-name="ce72" table:formula="of:=[.E91]" office:value-type="string" office:string-value="динамометр" calcext:value-type="string">
            <text:p>динамометр</text:p>
          </table:table-cell>
          <table:table-cell table:style-name="ce78" table:formula="of:=[.F91]" office:value-type="string" office:string-value="перевод в кг" calcext:value-type="string">
            <text:p>перевод в кг</text:p>
          </table:table-cell>
          <table:table-cell table:style-name="ce67" table:formula="of:=[.G91]" office:value-type="string" office:string-value="номер эксперимента" calcext:value-type="string">
            <text:p>номер эксперимента</text:p>
          </table:table-cell>
          <table:table-cell table:style-name="ce72" table:formula="of:=[.H91]" office:value-type="string" office:string-value="нить" calcext:value-type="string">
            <text:p>нить</text:p>
          </table:table-cell>
          <table:table-cell table:style-name="ce72" table:formula="of:=[.I91]" office:value-type="string" office:string-value="количество узлов" calcext:value-type="string">
            <text:p>количество узлов</text:p>
          </table:table-cell>
          <table:table-cell table:style-name="ce72" table:formula="of:=[.J91]" office:value-type="string" office:string-value="разрыв" calcext:value-type="string">
            <text:p>разрыв</text:p>
          </table:table-cell>
          <table:table-cell table:style-name="ce72" table:formula="of:=[.K91]" office:value-type="string" office:string-value="динамометр" calcext:value-type="string">
            <text:p>динамометр</text:p>
          </table:table-cell>
          <table:table-cell table:style-name="ce78" table:formula="of:=[.L91]" office:value-type="string" office:string-value="перевод в кг" calcext:value-type="string">
            <text:p>перевод в кг</text:p>
          </table:table-cell>
          <table:table-cell table:number-columns-repeated="1006"/>
        </table:table-row>
        <table:table-row table:style-name="ro1"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1 двойная девятка</text:p>
          </table:table-cell>
          <table:table-cell table:style-name="ce74" table:formula="of:=[.D77]" office:value-type="string" office:string-value="у узла" calcext:value-type="string">
            <text:p>у узла</text:p>
          </table:table-cell>
          <table:table-cell table:style-name="ce61" office:value-type="float" office:value="10.56" calcext:value-type="float">
            <text:p>10.56</text:p>
          </table:table-cell>
          <table:table-cell table:style-name="ce76" table:formula="of:=[.E92]*[.$F$6]" office:value-type="float" office:value="4.78993152" calcext:value-type="float">
            <text:p>4.78993152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4" table:formula="of:=[.D92]" office:value-type="string" office:string-value="у узла" calcext:value-type="string">
            <text:p>у узла</text:p>
          </table:table-cell>
          <table:table-cell table:style-name="ce61" office:value-type="float" office:value="6.9" calcext:value-type="float">
            <text:p>6.9</text:p>
          </table:table-cell>
          <table:table-cell table:style-name="ce76" table:formula="of:=[.K92]*[.$F$6]" office:value-type="float" office:value="3.1297848" calcext:value-type="float">
            <text:p>3.1297848</text:p>
          </table:table-cell>
          <table:table-cell table:style-name="ce64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4" table:formula="of:=[.J92]" office:value-type="string" office:string-value="у узла" calcext:value-type="string">
            <text:p>у узла</text:p>
          </table:table-cell>
          <table:table-cell table:style-name="ce61" office:value-type="float" office:value="8.3" calcext:value-type="float">
            <text:p>8.3</text:p>
          </table:table-cell>
          <table:table-cell table:style-name="ce76" table:formula="of:=[.Q92]*[.$F$6]" office:value-type="float" office:value="3.7648136" calcext:value-type="float">
            <text:p>3.7648136</text:p>
          </table:table-cell>
          <table:table-cell table:number-columns-repeated="1006"/>
        </table:table-row>
        <table:table-row table:style-name="ro1"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53" calcext:value-type="float">
            <text:p>9.53</text:p>
          </table:table-cell>
          <table:table-cell table:style-name="ce76" table:formula="of:=[.E93]*[.$F$6]" office:value-type="float" office:value="4.32273176" calcext:value-type="float">
            <text:p>4.32273176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2" calcext:value-type="float">
            <text:p>8.2</text:p>
          </table:table-cell>
          <table:table-cell table:style-name="ce76" table:formula="of:=[.K93]*[.$F$6]" office:value-type="float" office:value="3.7194544" calcext:value-type="float">
            <text:p>3.7194544</text:p>
          </table:table-cell>
          <table:table-cell table:style-name="ce64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5" calcext:value-type="float">
            <text:p>8.5</text:p>
          </table:table-cell>
          <table:table-cell table:style-name="ce76" table:formula="of:=[.Q93]*[.$F$6]" office:value-type="float" office:value="3.855532" calcext:value-type="float">
            <text:p>3.855532</text:p>
          </table:table-cell>
          <table:table-cell table:number-columns-repeated="1006"/>
        </table:table-row>
        <table:table-row table:style-name="ro1"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8.84" calcext:value-type="float">
            <text:p>8.84</text:p>
          </table:table-cell>
          <table:table-cell table:style-name="ce76" table:formula="of:=[.E94]*[.$F$6]" office:value-type="float" office:value="4.00975328" calcext:value-type="float">
            <text:p>4.00975328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4" calcext:value-type="float">
            <text:p>7.4</text:p>
          </table:table-cell>
          <table:table-cell table:style-name="ce76" table:formula="of:=[.K94]*[.$F$6]" office:value-type="float" office:value="3.3565808" calcext:value-type="float">
            <text:p>3.3565808</text:p>
          </table:table-cell>
          <table:table-cell table:style-name="ce64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table:style-name="ce76" table:formula="of:=[.Q94]*[.$F$6]" office:value-type="float" office:value="3.9916096" calcext:value-type="float">
            <text:p>3.9916096</text:p>
          </table:table-cell>
          <table:table-cell table:number-columns-repeated="1006"/>
        </table:table-row>
        <table:table-row table:style-name="ro1"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47" calcext:value-type="float">
            <text:p>9.47</text:p>
          </table:table-cell>
          <table:table-cell table:style-name="ce76" table:formula="of:=[.E95]*[.$F$6]" office:value-type="float" office:value="4.29551624" calcext:value-type="float">
            <text:p>4.29551624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76" table:formula="of:=[.K95]*[.$F$6]" office:value-type="float" office:value="3.628736" calcext:value-type="float">
            <text:p>3.628736</text:p>
          </table:table-cell>
          <table:table-cell table:style-name="ce64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8" calcext:value-type="float">
            <text:p>8.8</text:p>
          </table:table-cell>
          <table:table-cell table:style-name="ce76" table:formula="of:=[.Q95]*[.$F$6]" office:value-type="float" office:value="3.9916096" calcext:value-type="float">
            <text:p>3.9916096</text:p>
          </table:table-cell>
          <table:table-cell table:number-columns-repeated="1006"/>
        </table:table-row>
        <table:table-row table:style-name="ro1"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/>
          <table:table-cell table:style-name="ce61" office:value-type="float" office:value="9.37" calcext:value-type="float">
            <text:p>9.37</text:p>
          </table:table-cell>
          <table:table-cell table:style-name="ce76" table:formula="of:=[.E96]*[.$F$6]" office:value-type="float" office:value="4.25015704" calcext:value-type="float">
            <text:p>4.25015704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8.5" calcext:value-type="float">
            <text:p>8.5</text:p>
          </table:table-cell>
          <table:table-cell table:style-name="ce76" table:formula="of:=[.K96]*[.$F$6]" office:value-type="float" office:value="3.855532" calcext:value-type="float">
            <text:p>3.855532</text:p>
          </table:table-cell>
          <table:table-cell table:style-name="ce64" office:value-type="float" office:value="5" calcext:value-type="float">
            <text:p>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5.6" calcext:value-type="float">
            <text:p>5.6</text:p>
          </table:table-cell>
          <table:table-cell table:style-name="ce76" table:formula="of:=[.Q96]*[.$F$6]" office:value-type="float" office:value="2.5401152" calcext:value-type="float">
            <text:p>2.5401152</text:p>
          </table:table-cell>
          <table:table-cell table:number-columns-repeated="1006"/>
        </table:table-row>
        <table:table-row table:style-name="ro1"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/>
          <table:table-cell table:style-name="ce61" office:value-type="float" office:value="7.2" calcext:value-type="float">
            <text:p>7.2</text:p>
          </table:table-cell>
          <table:table-cell table:style-name="ce76" table:formula="of:=[.Q97]*[.$F$6]" office:value-type="float" office:value="3.2658624" calcext:value-type="float">
            <text:p>3.2658624</text:p>
          </table:table-cell>
          <table:table-cell table:number-columns-repeated="1006"/>
        </table:table-row>
        <table:table-row table:style-name="ro1"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8" calcext:value-type="float">
            <text:p>8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style-name="ce64" office:value-type="float" office:value="9" calcext:value-type="float">
            <text:p>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/>
          <table:table-cell table:style-name="ce76"/>
          <table:table-cell table:number-columns-repeated="1006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3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style-name="ce65" office:value-type="float" office:value="10" calcext:value-type="float">
            <text:p>10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73" table:number-columns-repeated="2"/>
          <table:table-cell table:style-name="ce77"/>
          <table:table-cell table:number-columns-repeated="1006"/>
        </table:table-row>
        <table:table-row table:style-name="ro1">
          <table:table-cell table:number-columns-repeated="5"/>
          <table:table-cell table:style-name="ce74" table:formula="of:=SUM([.F92:.F101])/5" office:value-type="float" office:value="4.333617968" calcext:value-type="float">
            <text:p>4.33361796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4" table:formula="of:=[.E60]" office:value-type="string" office:string-value="ослабление(%)=" calcext:value-type="string">
            <text:p>ослабление(%)=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61" office:value-type="string" calcext:value-type="string">
            <text:p>таблица ослаблений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1" meta:cell-count="798" meta:object-count="0"/>
  </office:meta>
</office:document-meta>
</file>